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6980.510555" calcext:value-type="float">
            <text:p>26980.510555</text:p>
          </table:table-cell>
          <table:table-cell table:formula="of:=[.H2]/24/365" office:value-type="float" office:value="3.07996695833333" calcext:value-type="float">
            <text:p>3.07996695833333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4306" calcext:value-type="float">
            <text:p>21.1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22T11:57:00.756801854</dc:date>
    <meta:editing-duration>P5DT23H37M44S</meta:editing-duration>
    <meta:editing-cycles>309</meta:editing-cycles>
    <meta:document-statistic meta:table-count="1" meta:cell-count="10003" meta:object-count="0"/>
  </office:meta>
</office:document-meta>
</file>